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ndStandWalk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20:1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2998" calcext:value-type="float">
            <text:p>0.2998</text:p>
          </table:table-cell>
          <table:table-cell office:value-type="float" office:value="18.8744" calcext:value-type="float">
            <text:p>18.8744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973" calcext:value-type="float">
            <text:p>0.69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0:2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table:style-name="ce2" office:value-type="float" office:value="0.3337" calcext:value-type="float">
            <text:p>0.3337</text:p>
          </table:table-cell>
          <table:table-cell office:value-type="float" office:value="20.0784" calcext:value-type="float">
            <text:p>20.0784</text:p>
          </table:table-cell>
          <table:table-cell office:value-type="float" office:value="0.9866" calcext:value-type="float">
            <text:p>0.9866</text:p>
          </table:table-cell>
          <table:table-cell table:style-name="ce2" office:value-type="float" office:value="0.6646" calcext:value-type="float">
            <text:p>0.66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0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262" calcext:value-type="float">
            <text:p>0.3262</text:p>
          </table:table-cell>
          <table:table-cell office:value-type="float" office:value="19.4418" calcext:value-type="float">
            <text:p>19.4418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6689" calcext:value-type="float">
            <text:p>0.66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1:0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066" calcext:value-type="float">
            <text:p>0.3066</text:p>
          </table:table-cell>
          <table:table-cell table:style-name="ce2" office:value-type="float" office:value="20.3357" calcext:value-type="float">
            <text:p>20.3357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6909" calcext:value-type="float">
            <text:p>0.69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1:2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249" calcext:value-type="float">
            <text:p>0.3249</text:p>
          </table:table-cell>
          <table:table-cell office:value-type="float" office:value="19.5505" calcext:value-type="float">
            <text:p>19.550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6692" calcext:value-type="float">
            <text:p>0.66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1:3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2" calcext:value-type="float">
            <text:p>0.32</text:p>
          </table:table-cell>
          <table:table-cell office:value-type="float" office:value="19.2686" calcext:value-type="float">
            <text:p>19.2686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757" calcext:value-type="float">
            <text:p>0.67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22:49.789906607</dc:date>
    <meta:editing-duration>PT25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